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23d26" officeooo:paragraph-rsid="00123d26" style:font-size-asian="15.75pt" style:font-size-complex="18pt"/>
    </style:style>
    <style:style style:name="P2" style:family="paragraph" style:parent-style-name="Standard">
      <style:text-properties fo:font-size="18pt" officeooo:rsid="0012d062" officeooo:paragraph-rsid="0012d062" style:font-size-asian="15.75pt" style:font-size-complex="18pt"/>
    </style:style>
    <style:style style:name="P3" style:family="paragraph" style:parent-style-name="Standard">
      <style:text-properties fo:font-size="18pt" officeooo:rsid="0012dfc5" officeooo:paragraph-rsid="0012dfc5" style:font-size-asian="15.75pt" style:font-size-complex="18pt"/>
    </style:style>
    <style:style style:name="P4" style:family="paragraph" style:parent-style-name="Standard">
      <style:text-properties fo:font-size="18pt" officeooo:rsid="0012dfc5" officeooo:paragraph-rsid="0012dfc5" fo:background-color="#ffff00" style:font-size-asian="15.75pt" style:font-size-complex="18pt"/>
    </style:style>
    <style:style style:name="P5" style:family="paragraph" style:parent-style-name="Standard">
      <style:text-properties fo:font-size="18pt" officeooo:rsid="0012dfc5" officeooo:paragraph-rsid="0012dfc5" fo:background-color="transparent" style:font-size-asian="15.75pt" style:font-size-complex="18pt"/>
    </style:style>
    <style:style style:name="P6" style:family="paragraph" style:parent-style-name="Standard">
      <style:text-properties fo:font-size="18pt" officeooo:rsid="0014273c" officeooo:paragraph-rsid="0014273c" fo:background-color="transparent" style:font-size-asian="15.75pt" style:font-size-complex="18p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1">date-12/9/20</text:p>
      <text:p text:style-name="P1"/>
      <text:p text:style-name="P1"/>
      <text:p text:style-name="P2">Qn1]</text:p>
      <text:p text:style-name="P2"/>
      <text:p text:style-name="P2"/>
      <text:p text:style-name="P2">delimiter //</text:p>
      <text:p text:style-name="P2">create function area_circle(r double) returns double</text:p>
      <text:p text:style-name="P2">deterministic</text:p>
      <text:p text:style-name="P2">begin</text:p>
      <text:p text:style-name="P2">declare a double;</text:p>
      <text:p text:style-name="P2">set a= r*r*pi();</text:p>
      <text:p text:style-name="P2">return a;</text:p>
      <text:p text:style-name="P2">end</text:p>
      <text:p text:style-name="P2">//</text:p>
      <text:p text:style-name="P2"/>
      <text:p text:style-name="P2">mysql&gt; \. area_circle</text:p>
      <text:p text:style-name="P2">Query OK, 0 rows affected (0.11 sec)</text:p>
      <text:p text:style-name="P2"/>
      <text:p text:style-name="P2">mysql&gt; select area_circle(5);</text:p>
      <text:p text:style-name="P2"><text:s text:c="4"/>-&gt; //</text:p>
      <text:p text:style-name="P2">+-------------------+</text:p>
      <text:p text:style-name="P2">| area_circle(5) <text:s text:c="3"/>|</text:p>
      <text:p text:style-name="P2">+-------------------+</text:p>
      <text:p text:style-name="P2">| 78.53981633974483 |</text:p>
      <text:p text:style-name="P2">+-------------------+</text:p>
      <text:p text:style-name="P2">1 row in set (0.00 sec)</text:p>
      <text:p text:style-name="P2"/>
      <text:p text:style-name="P2">mysql&gt; select area_circle(2);//</text:p>
      <text:p text:style-name="P2">+--------------------+</text:p>
      <text:p text:style-name="P2">| area_circle(2) <text:s text:c="4"/>|</text:p>
      <text:p text:style-name="P2">+--------------------+</text:p>
      <text:p text:style-name="P2">| 12.566370614359172 |</text:p>
      <text:p text:style-name="P2">+--------------------+</text:p>
      <text:p text:style-name="P2"><text:soft-page-break/>1 row in set (0.00 sec)</text:p>
      <text:p text:style-name="P2"/>
      <text:p text:style-name="P2"/>
      <text:p text:style-name="P4">Qn2]</text:p>
      <text:p text:style-name="P4"><text:span text:style-name="T2"/></text:p>
      <text:p text:style-name="P4"><text:span text:style-name="T1">delimiter //</text:span></text:p>
      <text:p text:style-name="P4"><text:span text:style-name="T1">create function arearect(side double) returns double</text:span></text:p>
      <text:p text:style-name="P4"><text:span text:style-name="T1">deterministic</text:span></text:p>
      <text:p text:style-name="P4"><text:span text:style-name="T1">begin</text:span></text:p>
      <text:p text:style-name="P4"><text:span text:style-name="T1">declare a double;</text:span></text:p>
      <text:p text:style-name="P4"><text:span text:style-name="T1">set a= side * side ;</text:span></text:p>
      <text:p text:style-name="P4"><text:span text:style-name="T1">return a;</text:span></text:p>
      <text:p text:style-name="P4"><text:span text:style-name="T1">end</text:span></text:p>
      <text:p text:style-name="P4"><text:span text:style-name="T1">//</text:span></text:p>
      <text:p text:style-name="P4"><text:span text:style-name="T1"/></text:p>
      <text:p text:style-name="P5">mysql&gt; \! vi arearect</text:p>
      <text:p text:style-name="P5">mysql&gt; \. arearect</text:p>
      <text:p text:style-name="P5">Query OK, 0 rows affected (0.14 sec)</text:p>
      <text:p text:style-name="P5"/>
      <text:p text:style-name="P5">mysql&gt; select arearect(5);</text:p>
      <text:p text:style-name="P5"><text:s text:c="4"/>-&gt; //</text:p>
      <text:p text:style-name="P5">+-------------+</text:p>
      <text:p text:style-name="P5">| arearect(5) |</text:p>
      <text:p text:style-name="P5">+-------------+</text:p>
      <text:p text:style-name="P5">| <text:s text:c="9"/>25 |</text:p>
      <text:p text:style-name="P5">+-------------+</text:p>
      <text:p text:style-name="P5">1 row in set (0.00 sec)</text:p>
      <text:p text:style-name="P5"/>
      <text:p text:style-name="P6">Qn3]</text:p>
      <text:p text:style-name="P6">delimiter //</text:p>
      <text:p text:style-name="P6">create function maxoftwo(a int,b int,c int) returns int</text:p>
      <text:p text:style-name="P6">deterministic</text:p>
      <text:p text:style-name="P6">begin</text:p>
      <text:p text:style-name="P6"><text:s text:c="4"/>declare max int;</text:p>
      <text:p text:style-name="P6"><text:s text:c="4"/>set max=0;</text:p>
      <text:p text:style-name="P6"><text:soft-page-break/><text:s text:c="4"/>if a&gt;max then</text:p>
      <text:p text:style-name="P6"><text:s text:c="8"/>set max=a;</text:p>
      <text:p text:style-name="P6"><text:s text:c="4"/>if b&gt;max then</text:p>
      <text:p text:style-name="P6"><text:s text:c="8"/>set max=b;</text:p>
      <text:p text:style-name="P6"><text:s text:c="4"/>if c&gt;max then</text:p>
      <text:p text:style-name="P6"><text:s text:c="8"/>set max=c;</text:p>
      <text:p text:style-name="P6"><text:s text:c="4"/>end if;</text:p>
      <text:p text:style-name="P6"><text:s text:c="4"/>end if;</text:p>
      <text:p text:style-name="P6"><text:s text:c="4"/>end if;</text:p>
      <text:p text:style-name="P6"><text:s text:c="4"/>return (max);</text:p>
      <text:p text:style-name="P6"><text:s text:c="4"/>end</text:p>
      <text:p text:style-name="P6">//</text:p>
      <text:p text:style-name="P6"/>
      <text:p text:style-name="P6">mysql&gt; \. maxoftwo</text:p>
      <text:p text:style-name="P6">Query OK, 0 rows affected (0.14 sec)</text:p>
      <text:p text:style-name="P6"/>
      <text:p text:style-name="P6">mysql&gt; select maxoftwo(3,6,4);</text:p>
      <text:p text:style-name="P6"><text:s text:c="4"/>-&gt; //</text:p>
      <text:p text:style-name="P6">+-----------------+</text:p>
      <text:p text:style-name="P6">| maxoftwo(3,6,4) |</text:p>
      <text:p text:style-name="P6">+-----------------+</text:p>
      <text:p text:style-name="P6">| <text:s text:c="14"/>6 |</text:p>
      <text:p text:style-name="P6">+-----------------+</text:p>
      <text:p text:style-name="P6">1 row in set (0.00 sec)</text:p>
      <text:p text:style-name="P6"/>
      <text:p text:style-name="P6">mysql&gt; \! vi maxoftwo</text:p>
      <text:p text:style-name="P6">mysql&gt; select maxoftwo(5,4,3);//</text:p>
      <text:p text:style-name="P6">+-----------------+</text:p>
      <text:p text:style-name="P6">| maxoftwo(5,4,3) |</text:p>
      <text:p text:style-name="P6">+-----------------+</text:p>
      <text:p text:style-name="P6">| <text:s text:c="14"/>5 |</text:p>
      <text:p text:style-name="P6">+-----------------+</text:p>
      <text:p text:style-name="P6">1 row in set (0.00 sec)</text:p>
      <text:p text:style-name="P6"/>
      <text:p text:style-name="P6">mysql&gt; select maxoftwo(1,2,3);//</text:p>
      <text:p text:style-name="P6"><text:soft-page-break/>+-----------------+</text:p>
      <text:p text:style-name="P6">| maxoftwo(1,2,3) |</text:p>
      <text:p text:style-name="P6">+-----------------+</text:p>
      <text:p text:style-name="P6">| <text:s text:c="14"/>3 |</text:p>
      <text:p text:style-name="P6">+-----------------+</text:p>
      <text:p text:style-name="P6">1 row in set (0.01 sec)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21:02:03.067932727</meta:creation-date>
    <dc:date>2020-09-12T21:27:16.715228561</dc:date>
    <meta:editing-duration>PT15M1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4" meta:paragraph-count="94" meta:word-count="261" meta:character-count="1708" meta:non-whitespace-character-count="1425"/>
  </office:meta>
</office:document-meta>
</file>